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e9c" officeooo:paragraph-rsid="000d4e9c"/>
    </style:style>
    <style:style style:name="P2" style:family="paragraph" style:parent-style-name="Standard">
      <style:text-properties officeooo:rsid="000e22b1" officeooo:paragraph-rsid="000e22b1"/>
    </style:style>
    <style:style style:name="P3" style:family="paragraph" style:parent-style-name="Standard">
      <style:text-properties officeooo:rsid="000fa9e8" officeooo:paragraph-rsid="000fa9e8"/>
    </style:style>
    <style:style style:name="P4" style:family="paragraph" style:parent-style-name="Standard">
      <style:text-properties officeooo:rsid="000fe02a" officeooo:paragraph-rsid="000fe02a"/>
    </style:style>
    <style:style style:name="P5" style:family="paragraph" style:parent-style-name="Standard">
      <style:text-properties officeooo:rsid="001117fd" officeooo:paragraph-rsid="001117fd"/>
    </style:style>
    <style:style style:name="P6" style:family="paragraph" style:parent-style-name="Standard">
      <style:text-properties officeooo:rsid="001117fd" officeooo:paragraph-rsid="0016b19d"/>
    </style:style>
    <style:style style:name="P7" style:family="paragraph" style:parent-style-name="Standard">
      <style:text-properties officeooo:rsid="001332f7" officeooo:paragraph-rsid="001332f7"/>
    </style:style>
    <style:style style:name="P8" style:family="paragraph" style:parent-style-name="Standard">
      <style:text-properties officeooo:rsid="0016e6db" officeooo:paragraph-rsid="0016e6db"/>
    </style:style>
    <style:style style:name="P9" style:family="paragraph" style:parent-style-name="Standard">
      <style:text-properties officeooo:rsid="00176e9a" officeooo:paragraph-rsid="00176e9a"/>
    </style:style>
    <style:style style:name="P10" style:family="paragraph" style:parent-style-name="Standard">
      <style:text-properties officeooo:rsid="00195402" officeooo:paragraph-rsid="00195402"/>
    </style:style>
    <style:style style:name="P11" style:family="paragraph" style:parent-style-name="Standard">
      <style:text-properties officeooo:rsid="001b3d1c" officeooo:paragraph-rsid="001b3d1c"/>
    </style:style>
    <style:style style:name="P12" style:family="paragraph" style:parent-style-name="Standard">
      <style:text-properties officeooo:rsid="001d6df4" officeooo:paragraph-rsid="001d6df4"/>
    </style:style>
    <style:style style:name="P13" style:family="paragraph" style:parent-style-name="Standard">
      <style:text-properties officeooo:rsid="0020dbaa" officeooo:paragraph-rsid="0020dbaa"/>
    </style:style>
    <style:style style:name="P14" style:family="paragraph" style:parent-style-name="Standard">
      <style:text-properties officeooo:rsid="00244ebb" officeooo:paragraph-rsid="00244ebb"/>
    </style:style>
    <style:style style:name="P15" style:family="paragraph" style:parent-style-name="Standard">
      <style:text-properties officeooo:rsid="00244ebb" officeooo:paragraph-rsid="00245734"/>
    </style:style>
    <style:style style:name="P16" style:family="paragraph" style:parent-style-name="Standard">
      <style:text-properties officeooo:rsid="00245734" officeooo:paragraph-rsid="00245734"/>
    </style:style>
    <style:style style:name="P17" style:family="paragraph" style:parent-style-name="Standard">
      <style:text-properties fo:font-weight="normal" officeooo:rsid="00245734" officeooo:paragraph-rsid="00245734" style:font-weight-asian="normal" style:font-weight-complex="normal"/>
    </style:style>
    <style:style style:name="P18" style:family="paragraph" style:parent-style-name="Standard">
      <style:text-properties fo:font-weight="normal" officeooo:rsid="0027ae30" officeooo:paragraph-rsid="0027ae30" style:font-weight-asian="normal" style:font-weight-complex="normal"/>
    </style:style>
    <style:style style:name="P19" style:family="paragraph" style:parent-style-name="Standard">
      <style:text-properties fo:font-weight="normal" officeooo:rsid="002affde" officeooo:paragraph-rsid="002affde" style:font-weight-asian="normal" style:font-weight-complex="normal"/>
    </style:style>
    <style:style style:name="P20" style:family="paragraph" style:parent-style-name="Standard">
      <style:text-properties fo:font-weight="normal" officeooo:rsid="0032cd2f" officeooo:paragraph-rsid="0032cd2f" style:font-weight-asian="normal" style:font-weight-complex="normal"/>
    </style:style>
    <style:style style:name="P21" style:family="paragraph" style:parent-style-name="Standard">
      <style:text-properties fo:font-weight="normal" officeooo:rsid="0035e038" officeooo:paragraph-rsid="0035e038" style:font-weight-asian="normal" style:font-weight-complex="normal"/>
    </style:style>
    <style:style style:name="P22" style:family="paragraph" style:parent-style-name="Standard">
      <style:text-properties fo:font-weight="normal" officeooo:rsid="0037c613" officeooo:paragraph-rsid="0037c613" style:font-weight-asian="normal" style:font-weight-complex="normal"/>
    </style:style>
    <style:style style:name="P23" style:family="paragraph" style:parent-style-name="Standard">
      <style:text-properties fo:font-weight="normal" officeooo:rsid="0037c613" officeooo:paragraph-rsid="0037c613" style:font-weight-asian="normal" style:font-weight-complex="normal"/>
    </style:style>
    <style:style style:name="P24" style:family="paragraph" style:parent-style-name="Standard">
      <style:text-properties fo:font-weight="normal" officeooo:rsid="003d025d" officeooo:paragraph-rsid="003d025d" style:font-weight-asian="normal" style:font-weight-complex="normal"/>
    </style:style>
    <style:style style:name="P25" style:family="paragraph" style:parent-style-name="Standard">
      <style:text-properties fo:font-weight="normal" officeooo:rsid="003d025d" officeooo:paragraph-rsid="003dffb1" style:font-weight-asian="normal" style:font-weight-complex="normal"/>
    </style:style>
    <style:style style:name="P26" style:family="paragraph" style:parent-style-name="Standard">
      <style:text-properties fo:font-weight="normal" officeooo:rsid="00406c94" officeooo:paragraph-rsid="00406c94" style:font-weight-asian="normal" style:font-weight-complex="normal"/>
    </style:style>
    <style:style style:name="P27" style:family="paragraph" style:parent-style-name="Standard">
      <style:text-properties fo:font-weight="normal" officeooo:rsid="00406c94" officeooo:paragraph-rsid="00407adc" style:font-weight-asian="normal" style:font-weight-complex="normal"/>
    </style:style>
    <style:style style:name="P28" style:family="paragraph" style:parent-style-name="Standard">
      <style:text-properties fo:font-weight="normal" officeooo:rsid="00407adc" officeooo:paragraph-rsid="00407adc" style:font-weight-asian="normal" style:font-weight-complex="normal"/>
    </style:style>
    <style:style style:name="P29" style:family="paragraph" style:parent-style-name="Standard">
      <style:text-properties fo:font-weight="normal" officeooo:rsid="0040ddaa" officeooo:paragraph-rsid="0040ddaa" style:font-weight-asian="normal" style:font-weight-complex="normal"/>
    </style:style>
    <style:style style:name="P30" style:family="paragraph" style:parent-style-name="Standard">
      <style:text-properties fo:font-weight="normal" officeooo:rsid="00420524" officeooo:paragraph-rsid="00420524" style:font-weight-asian="normal" style:font-weight-complex="normal"/>
    </style:style>
    <style:style style:name="P31" style:family="paragraph" style:parent-style-name="Standard">
      <style:text-properties fo:font-weight="normal" officeooo:rsid="004295f9" officeooo:paragraph-rsid="004295f9" style:font-weight-asian="normal" style:font-weight-complex="normal"/>
    </style:style>
    <style:style style:name="P32" style:family="paragraph" style:parent-style-name="Standard">
      <style:text-properties fo:font-weight="normal" officeooo:rsid="0042a9cf" officeooo:paragraph-rsid="0042a9cf" style:font-weight-asian="normal" style:font-weight-complex="normal"/>
    </style:style>
    <style:style style:name="T1" style:family="text">
      <style:text-properties officeooo:rsid="00111afc"/>
    </style:style>
    <style:style style:name="T2" style:family="text">
      <style:text-properties officeooo:rsid="001332f7"/>
    </style:style>
    <style:style style:name="T3" style:family="text">
      <style:text-properties officeooo:rsid="0015c13d"/>
    </style:style>
    <style:style style:name="T4" style:family="text">
      <style:text-properties officeooo:rsid="0016b19d"/>
    </style:style>
    <style:style style:name="T5" style:family="text">
      <style:text-properties officeooo:rsid="0018fbfe"/>
    </style:style>
    <style:style style:name="T6" style:family="text">
      <style:text-properties officeooo:rsid="001d1f0e"/>
    </style:style>
    <style:style style:name="T7" style:family="text">
      <style:text-properties officeooo:rsid="001e5886"/>
    </style:style>
    <style:style style:name="T8" style:family="text">
      <style:text-properties officeooo:rsid="00210ee9"/>
    </style:style>
    <style:style style:name="T9" style:family="text">
      <style:text-properties officeooo:rsid="0022d03d"/>
    </style:style>
    <style:style style:name="T10" style:family="text">
      <style:text-properties officeooo:rsid="0024573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5734" style:font-weight-asian="bold" style:font-weight-complex="bold"/>
    </style:style>
    <style:style style:name="T13" style:family="text">
      <style:text-properties officeooo:rsid="0029208f"/>
    </style:style>
    <style:style style:name="T14" style:family="text">
      <style:text-properties officeooo:rsid="0034486e"/>
    </style:style>
    <style:style style:name="T15" style:family="text">
      <style:text-properties officeooo:rsid="00397313"/>
    </style:style>
    <style:style style:name="T16" style:family="text">
      <style:text-properties officeooo:rsid="003dffb1"/>
    </style:style>
    <style:style style:name="T17" style:family="text">
      <style:text-properties officeooo:rsid="00407ad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6-04-08</text:p>
      <text:p text:style-name="P1">Michaël Clément</text:p>
      <text:p text:style-name="P2">Réseaux de neurones</text:p>
      <text:p text:style-name="P2"/>
      <text:p text:style-name="P7">Objectifs :</text:p>
      <text:p text:style-name="P4">- Comment ça marche ?</text:p>
      <text:p text:style-name="P4"><text:span text:style-name="T2">- A</text:span>rchitectures, outils ?</text:p>
      <text:p text:style-name="P4">- Implémenter, utiliser</text:p>
      <text:p text:style-name="P4"/>
      <text:p text:style-name="P5">Jour 1 <text:span text:style-name="T4">(module 8)</text:span></text:p>
      <text:p text:style-name="P5">- Cours : <text:span text:style-name="T1">I</text:span>ntroduction, <text:span text:style-name="T1">P</text:span>erceptron</text:p>
      <text:p text:style-name="P5">- TP1 : Perceptron</text:p>
      <text:p text:style-name="P6">Jour 2 <text:span text:style-name="T4">(module 8)</text:span></text:p>
      <text:p text:style-name="P5">- Cours : <text:span text:style-name="T1">M</text:span>ultilayer <text:span text:style-name="T1">P</text:span>erceptron (<text:span text:style-name="T1">MLP</text:span>)</text:p>
      <text:p text:style-name="P5">- TP2 : <text:span text:style-name="T1">MLP</text:span></text:p>
      <text:p text:style-name="P5">- Cours : <text:span text:style-name="T1">Convolutional Neural Networks (CNN)</text:span>, <text:span text:style-name="T1">D</text:span>eep <text:span text:style-name="T1">L</text:span>earning</text:p>
      <text:p text:style-name="P5">- TP3 : <text:span text:style-name="T1">CNN</text:span></text:p>
      <text:p text:style-name="P5">Jour 3 : <text:span text:style-name="T3">P</text:span><text:span text:style-name="T1">rojets, </text:span><text:span text:style-name="T3">M</text:span><text:span text:style-name="T1">odule 10</text:span></text:p>
      <text:p text:style-name="P5">- TP noté</text:p>
      <text:p text:style-name="P5"/>
      <text:p text:style-name="P5"/>
      <text:p text:style-name="P8"><draw:frame draw:style-name="fr1" draw:name="Object1" text:anchor-type="as-char" svg:y="-1.131cm" svg:width="8.818cm" svg:height="2.1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9">Apprentissage :</text:p>
      <text:p text:style-name="P9">- supervisé : données d’entraînement labellisées</text:p>
      <text:p text:style-name="P9"><text:tab/>prédictions discrètes : classification (identifier une maladie)</text:p>
      <text:p text:style-name="P9"><text:tab/>prédictions continues : régression (température météo)</text:p>
      <text:p text:style-name="P9">- non supervisé : données d’entraînement non-labellisées</text:p>
      <text:p text:style-name="P9"><text:tab/><text:span text:style-name="T5">descriptif : clustering, détection d’anomalie</text:span></text:p>
      <text:p text:style-name="P9">- semi-supervisé : données d’entraînement mixtes labellisées et non-labellisées</text:p>
      <text:p text:style-name="P9">- apprentissage par renforcement : feedback positif ou négatif</text:p>
      <text:p text:style-name="P9"/>
      <text:p text:style-name="P10">Il n’existe pas de hiérarchie entre les algorithmes, il faut choisir l’algorithme adapté aux données dont on dispose.</text:p>
      <text:p text:style-name="P10"/>
      <text:p text:style-name="P11">Perceptron <text:span text:style-name="T6">(</text:span>19<text:span text:style-name="T6">58)</text:span></text:p>
      <text:p text:style-name="P12">Classification binaire (oui / non) <text:span text:style-name="T7">apprentissage supervisé.</text:span></text:p>
      <text:p text:style-name="P12"/>
      <text:p text:style-name="P12"><text:soft-page-break/><draw:frame draw:style-name="fr1" draw:name="Object2" text:anchor-type="as-char" svg:y="-4.32cm" svg:width="7.131cm" svg:height="8.52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"/>
      <text:p text:style-name="P5"/>
      <text:p text:style-name="P13">Pour minimiser L, on va aller dans le sens inverse de la dérivée locale (si dérivée croissante, L augmente donc on doit aller en arrière pour réduire L).</text:p>
      <text:p text:style-name="P13"/>
      <text:p text:style-name="P13"><draw:frame draw:style-name="fr1" draw:name="Object3" text:anchor-type="as-char" svg:y="-0.605cm" svg:width="6.639cm" svg:height="1.09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3">Gamma est <text:span text:style-name="T10">le </text:span><text:span text:style-name="T12">learning rate </text:span><text:span text:style-name="T10">ou pas d’apprentissage, c’est </text:span>un hyperparamètre.</text:p>
      <text:p text:style-name="P13">Comment le choisir ? Risque de convergence trop lente, risque de divergence rapide, <text:span text:style-name="T8">risque de minim</text:span><text:span text:style-name="T9">a</text:span><text:span text:style-name="T8"> locaux.</text:span></text:p>
      <text:p text:style-name="P13"/>
      <text:p text:style-name="P15">La <text:span text:style-name="T11">fonction d’activation</text:span> doit être différentiable pour permettre la descente de gradient. On peut remplacer la fonction sign() par une fonction sigmoid <text:span text:style-name="T10">ou tanh</text:span></text:p>
      <text:p text:style-name="P15"/>
      <text:p text:style-name="P15"><draw:frame draw:style-name="fr1" draw:name="Object4" text:anchor-type="as-char" svg:y="-1.178cm" svg:width="4.671cm" svg:height="2.20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5"/>
      <text:p text:style-name="P14"/>
      <text:p text:style-name="P16">Fonctions de Loss possibles :</text:p>
      <text:p text:style-name="P16">Régression = <text:span text:style-name="T11">Mean Squared Error MSE</text:span></text:p>
      <text:p text:style-name="P17">Fonctionne bien en général</text:p>
      <text:p text:style-name="P16"><text:span text:style-name="T11"/></text:p>
      <text:p text:style-name="P17">Binary clasification = <text:span text:style-name="T11">Binary Cross-Entropy BCE</text:span></text:p>
      <text:p text:style-name="P17"/>
      <text:p text:style-name="P17"><draw:frame draw:style-name="fr1" draw:name="Object5" text:anchor-type="as-char" svg:y="-0.621cm" svg:width="7.156cm" svg:height="1.00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7">y ne peut valoir que 1 ou 0</text:p>
      <text:p text:style-name="P17">bonnes propriétés mathématiques pour entraîner un modèle de décision binaire.</text:p>
      <text:p text:style-name="P16"><text:span text:style-name="T11"/></text:p>
      <text:p text:style-name="P18">Tensorflow <text:span text:style-name="T13">(Google) </text:span>ou Pytorch <text:span text:style-name="T13">(Facebook puis Opensource)</text:span></text:p>
      <text:p text:style-name="P18"/>
      <text:p text:style-name="P18"/>
      <text:p text:style-name="P19"><text:soft-page-break/>Multilayer perceptron</text:p>
      <text:p text:style-name="P19">Chaque couche de neurones envoie son résultat à la couche suivante.</text:p>
      <text:p text:style-name="P19">Pas de connexion bizarre.</text:p>
      <text:p text:style-name="P19"/>
      <text:p text:style-name="P19"><draw:frame draw:style-name="fr1" draw:name="Object6" text:anchor-type="as-char" svg:y="-1.438cm" svg:width="16.688cm" svg:height="2.72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9"/>
      <text:p text:style-name="P19"><draw:frame draw:style-name="fr1" draw:name="Object7" text:anchor-type="as-char" svg:y="-0.596cm" svg:width="2.82cm" svg:height="1.10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9"/>
      <text:p text:style-name="P20">Plus on augmente le nombre de neurones, plus on augmente la capacité à proposer une frontière de décision complexe.</text:p>
      <text:p text:style-name="P20">- Largeur(?) du réseau (nombre de neurones à chaque couche)</text:p>
      <text:p text:style-name="P20">- Profondeur du réseau (nombre de couche) – <text:span text:style-name="T15">shallow network = 1 couche</text:span></text:p>
      <text:p text:style-name="P22">Un réseau trop complexe présente un risque d’overfitting (frontière qui imite exactement les données).</text:p>
      <text:p text:style-name="P20"/>
      <text:p text:style-name="P20">Sans la fonction d’activation <text:span text:style-name="T14">non linéaire</text:span>, y ne serait qu’un modèle linéaire <draw:frame draw:style-name="fr1" draw:name="Object8" text:anchor-type="as-char" svg:y="-0.379cm" svg:width="3.106cm" svg:height="0.534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1">La fonction d’activation est donc une composante essentielle du réseau de neurones.</text:p>
      <text:p text:style-name="P22"/>
      <text:p text:style-name="P25">Soit <draw:frame draw:style-name="fr1" draw:name="Object10" text:anchor-type="as-char" svg:y="-0.379cm" svg:width="0.351cm" svg:height="0.47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la taille de la base d’apprentissage et <draw:frame draw:style-name="fr1" draw:name="Object9" text:anchor-type="as-char" svg:y="-0.439cm" svg:width="2.843cm" svg:height="0.59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un exemple, on peut entraîner simultanément le neurone sur <text:span text:style-name="T11">la totalité des exemples</text:span> <draw:frame draw:style-name="fr1" draw:name="Object11" text:anchor-type="as-char" svg:y="-0.379cm" svg:width="2.595cm" svg:height="0.53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/>avec le produit matriciel <draw:frame draw:style-name="fr1" draw:name="Object12" text:anchor-type="as-char" svg:y="-0.388cm" svg:width="2.577cm" svg:height="0.512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/><text:span text:style-name="T16">où </text:span><draw:frame draw:style-name="fr1" draw:name="Object13" text:anchor-type="as-char" svg:y="-0.379cm" svg:width="0.376cm" svg:height="0.47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6"><text:s/>représente tous les résultats de tous les exemples.</text:span></text:p>
      <text:p text:style-name="P24"/>
      <text:p text:style-name="P27">Compromis entre :</text:p>
      <text:p text:style-name="P27">- <text:span text:style-name="T17">training / testing</text:span></text:p>
      <text:p text:style-name="P27">- rigidité / flexibilité</text:p>
      <text:p text:style-name="P27"><text:span text:style-name="T17">- modèle simple / complexe</text:span></text:p>
      <text:p text:style-name="P27">- <text:span text:style-name="T17">généralisation / </text:span>fitness</text:p>
      <text:p text:style-name="P27">- underfitting / overfitting</text:p>
      <text:p text:style-name="P28">Un modèle underfit a des erreurs au training et testing</text:p>
      <text:p text:style-name="P28">Un modèle overfit a des erreurs au testing</text:p>
      <text:p text:style-name="P28"/>
      <text:p text:style-name="P29">Attention : même avec un jeu de test, il y a un risque d’<text:span text:style-name="T11">overfitting sur le test</text:span></text:p>
      <text:p text:style-name="P30">Et donc le jeu de test ne doit pas être utilisé pour sélectionner un modèle.</text:p>
      <text:p text:style-name="P31">Il vaut mieux sélectionner dans le jeu d’entraînement une portion pour la validation du modèle.</text:p>
      <text:p text:style-name="P32">TRAIN / VALID / TEST</text:p>
      <text:p text:style-name="P32"/>
      <text:p text:style-name="P26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41:28.855807377</meta:creation-date>
    <meta:generator>LibreOffice/24.2.7.2$Linux_X86_64 LibreOffice_project/420$Build-2</meta:generator>
    <dc:date>2026-04-09T09:11:16.645803803</dc:date>
    <meta:editing-duration>PT3H56M41S</meta:editing-duration>
    <meta:editing-cycles>42</meta:editing-cycles>
    <meta:document-statistic meta:table-count="0" meta:image-count="0" meta:object-count="13" meta:page-count="3" meta:paragraph-count="68" meta:word-count="497" meta:character-count="3119" meta:non-whitespace-character-count="2673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onnées</mi>
            <mi>d</mi>
            <mi>'</mi>
            <mi mathvariant="italic">entrainement</mi>
            <mi mathvariant="normal">:</mi>
            <mrow>
              <msub>
                <mi>D</mi>
                <mi mathvariant="italic">train</mi>
              </msub>
              <mo stretchy="false">=</mo>
              <mo stretchy="false">{</mo>
            </mrow>
            <msub>
              <mi>x</mi>
              <mn>1</mn>
            </msub>
            <mi>,</mi>
            <mn>...</mn>
            <mi>,</mi>
            <msub>
              <mi>x</mi>
              <mi>n</mi>
            </msub>
            <mo stretchy="false">}</mo>
            <mi>,</mi>
            <mrow>
              <msub>
                <mi>x</mi>
                <mi>i</mi>
              </msub>
              <mo stretchy="false">∈</mo>
              <msup>
                <mi mathvariant="normal">ℝ</mi>
                <mi>d</mi>
              </msup>
            </mrow>
          </mrow>
        </mtd>
      </mtr>
      <mtr>
        <mtd>
          <mrow>
            <mi mathvariant="italic">Prédiction</mi>
            <mi mathvariant="normal">:</mi>
            <mi>x</mi>
            <mo stretchy="false">→</mo>
            <mrow>
              <mi>ŷ</mi>
              <mo stretchy="false">=</mo>
              <mi>f</mi>
            </mrow>
            <mrow>
              <mo fence="true" form="prefix" stretchy="false">(</mo>
              <mrow>
                <mrow>
                  <mi>x</mi>
                  <mi>;</mi>
                  <mi>w</mi>
                </mrow>
              </mrow>
              <mo fence="true" form="postfix" stretchy="false">)</mo>
            </mrow>
          </mrow>
        </mtd>
      </mtr>
      <mtr>
        <mtd>
          <mrow>
            <mi mathvariant="italic">Vérité</mi>
            <mi mathvariant="italic">terrain</mi>
            <mi mathvariant="normal">:</mi>
            <mi>y</mi>
          </mrow>
        </mtd>
      </mtr>
      <mtr>
        <mtd>
          <mrow>
            <mi mathvariant="italic">Fonction</mi>
            <mi mathvariant="italic">de</mi>
            <mi mathvariant="italic">contrôle</mi>
            <mrow>
              <mo fence="true" form="prefix" stretchy="false">(</mo>
              <mrow>
                <mi mathvariant="italic">Loss</mi>
              </mrow>
              <mo fence="true" form="postfix" stretchy="false">)</mo>
            </mrow>
            <mi mathvariant="normal">:</mi>
            <mi>L</mi>
          </mrow>
        </mtd>
      </mtr>
    </mtable>
    <annotation encoding="StarMath 5.0">Données d'entrainement : D_train = \{ x_1, ..., x_n \}, x_i in setR^d
newline Prédiction: x -&gt; ŷ = f(x;w)
newline Vérité terrain: y
newline Fonction de contrôle (Loss):L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o stretchy="false">{</mo>
      </mrow>
      <msub>
        <mi>x</mi>
        <mn>1</mn>
      </msub>
      <mi>,</mi>
      <mn>...</mn>
      <mi>,</mi>
      <msub>
        <mi>x</mi>
        <mi>N</mi>
      </msub>
      <mo stretchy="false">}</mo>
    </mrow>
    <annotation encoding="StarMath 5.0">X = \{x_1, ..., x_N\}</annotation>
  </semantics>
</math>
</file>

<file path=Object 12/content.xml><?xml version="1.0" encoding="utf-8"?>
<math xmlns="http://www.w3.org/1998/Math/MathML" display="block">
  <semantics>
    <mrow>
      <mrow>
        <mi>H</mi>
        <mo stretchy="false">=</mo>
        <mi>σ</mi>
      </mrow>
      <mrow>
        <mo fence="true" form="prefix" stretchy="false">(</mo>
        <mrow>
          <mrow>
            <mi mathvariant="italic">WX</mi>
            <mo stretchy="false">+</mo>
            <mi>B</mi>
          </mrow>
        </mrow>
        <mo fence="true" form="postfix" stretchy="false">)</mo>
      </mrow>
    </mrow>
    <annotation encoding="StarMath 5.0">H = %sigma(WX + B)</annotation>
  </semantics>
</math>
</file>

<file path=Object 13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Prédiction</mi>
            <mi mathvariant="italic">du</mi>
            <mi mathvariant="italic">modèle</mi>
            <mi mathvariant="normal">:</mi>
          </mrow>
        </mtd>
      </mtr>
      <mtr>
        <mtd>
          <mrow>
            <mrow>
              <mi>ŷ</mi>
              <mo stretchy="false">=</mo>
              <mi>σ</mi>
            </mrow>
            <mrow>
              <mo fence="true" form="prefix" stretchy="false">(</mo>
              <mrow>
                <mrow>
                  <msup>
                    <mi>w</mi>
                    <mi>T</mi>
                  </msup>
                  <mrow>
                    <mi>x</mi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avec</mi>
            <msup>
              <mi>w</mi>
              <mi>T</mi>
            </msup>
            <mrow>
              <mi>x</mi>
              <mo stretchy="false">=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d</mi>
                </msubsup>
                <msub>
                  <mi>w</mi>
                  <mi>i</mi>
                </msub>
              </mrow>
            </mrow>
            <msub>
              <mi>x</mi>
              <mi>i</mi>
            </msub>
          </mrow>
        </mtd>
      </mtr>
      <mtr>
        <mtd>
          <mrow>
            <mi mathvariant="italic">Paramètres</mi>
            <mi mathvariant="italic">du</mi>
            <mi mathvariant="italic">Perceptron</mi>
            <mi mathvariant="normal">:</mi>
          </mrow>
        </mtd>
      </mtr>
      <mtr>
        <mtd>
          <mrow>
            <mo fence="true" form="prefix" stretchy="true">{</mo>
            <mrow>
              <mtable>
                <mtr>
                  <mtd>
                    <mrow>
                      <mi>w</mi>
                      <mo stretchy="false">=</mo>
                      <mi mathvariant="italic">weights</mi>
                    </mrow>
                  </mtd>
                </mtr>
                <mtr>
                  <mtd>
                    <mrow>
                      <mi>b</mi>
                      <mo stretchy="false">=</mo>
                      <mi mathvariant="italic">bias</mi>
                    </mrow>
                  </mtd>
                </mtr>
                <mtr>
                  <mtd>
                    <mrow>
                      <mrow>
                        <mi>σ</mi>
                        <mo stretchy="false">=</mo>
                        <mi mathvariant="italic">fonction</mi>
                      </mrow>
                      <mi>d</mi>
                      <mi>'</mi>
                      <mi mathvariant="italic">activation</mi>
                    </mrow>
                  </mtd>
                </mtr>
              </mtable>
            </mrow>
            <mo fence="true" form="postfix" stretchy="true">}</mo>
          </mrow>
        </mtd>
      </mtr>
      <mtr>
        <mtd>
          <mrow/>
        </mtd>
      </mtr>
      <mtr>
        <mtd>
          <mrow>
            <mi mathvariant="italic">Calcul</mi>
            <mi mathvariant="italic">de</mi>
            <mi mathvariant="italic">la</mi>
            <mi mathvariant="italic">performance</mi>
            <mi mathvariant="italic">du</mi>
            <mi mathvariant="italic">modèle</mi>
          </mrow>
        </mtd>
      </mtr>
      <mtr>
        <mtd>
          <mrow>
            <mi mathvariant="italic">Min</mi>
            <mi mathvariant="italic">Squared</mi>
            <mi mathvariant="italic">Error</mi>
            <mrow>
              <mo fence="true" form="prefix" stretchy="false">(</mo>
              <mrow>
                <mi mathvariant="italic">MSE</mi>
              </mrow>
              <mo fence="true" form="postfix" stretchy="false">)</mo>
            </mrow>
          </mrow>
        </mtd>
      </mtr>
      <mtr>
        <mtd>
          <mrow>
            <mi>L</mi>
            <mrow>
              <mrow>
                <mo fence="true" form="prefix" stretchy="false">(</mo>
                <mrow>
                  <mi>w</mi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ŷ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td>
      </mtr>
      <mtr>
        <mtd>
          <mrow>
            <mrow>
              <mi>N</mi>
              <mo stretchy="false">=</mo>
              <mi mathvariant="italic">taille</mi>
            </mrow>
            <mi mathvariant="italic">de</mi>
            <mi mathvariant="italic">la</mi>
            <mi mathvariant="italic">base</mi>
            <mi>d</mi>
            <mi>'</mi>
            <mi mathvariant="italic">apprentissage</mi>
          </mrow>
        </mtd>
      </mtr>
      <mtr>
        <mtd>
          <mrow>
            <mrow>
              <mi>L</mi>
              <mo stretchy="false">=</mo>
              <mi mathvariant="italic">loss</mi>
            </mrow>
            <mi mathvariant="italic">function</mi>
          </mrow>
        </mtd>
      </mtr>
      <mtr>
        <mtd>
          <mrow/>
        </mtd>
      </mtr>
      <mtr>
        <mtd>
          <mrow>
            <mi>L</mi>
            <mi>'</mi>
            <mi mathvariant="italic">objectif</mi>
            <mi mathvariant="italic">est</mi>
            <mi mathvariant="italic">de</mi>
            <mi mathvariant="italic">minimiser</mi>
            <mi mathvariant="italic">la</mi>
            <mi mathvariant="italic">valeur</mi>
            <mi>L</mi>
            <mrow>
              <mo fence="true" form="prefix" stretchy="false">(</mo>
              <mrow>
                <mi>w</mi>
              </mrow>
              <mo fence="true" form="postfix" stretchy="false">)</mo>
            </mrow>
          </mrow>
        </mtd>
      </mtr>
    </mtable>
    <annotation encoding="StarMath 5.0">Prédiction du modèle:
newline ŷ = %sigma( w^T x + b )
newline avec w^T x = sum_{i=1}^d w_i x_i

newline Paramètres du Perceptron :
newline left lbrace stack{
    w = weights
    # b = bias
    # %sigma = fonction d'activation
    } right rbrace
newline

newline Calcul de la performance du modèle
newline Min Squared Error (MSE)
newline L( w ) = 1 over N sum_{i=1}^N ( y_i - ŷ_i )^2
newline N = taille de la base d'apprentissage
newline L = loss function
newline

newline L'objectif est de minimiser la valeur L(w)</annotation>
  </semantics>
</math>
</file>

<file path=Object 3/content.xml><?xml version="1.0" encoding="utf-8"?>
<math xmlns="http://www.w3.org/1998/Math/MathML" display="block">
  <semantics>
    <mtable>
      <mtr>
        <mtd>
          <mrow>
            <msup>
              <mi>w</mi>
              <mrow>
                <mi>t</mi>
                <mo stretchy="false">+</mo>
                <mn>1</mn>
              </mrow>
            </msup>
            <mo stretchy="false">←</mo>
            <mrow>
              <msup>
                <mi>w</mi>
                <mi>t</mi>
              </msup>
              <mo stretchy="false">−</mo>
              <mi>γ</mi>
            </mrow>
            <mo stretchy="false">∇</mo>
            <mi>L</mi>
            <mrow>
              <mo fence="true" form="prefix" stretchy="false">(</mo>
              <mrow>
                <msup>
                  <mi>w</mi>
                  <mi>t</mi>
                </msup>
              </mrow>
              <mo fence="true" form="postfix" stretchy="false">)</mo>
            </mrow>
            <mi>,</mi>
            <mrow>
              <mi>γ</mi>
              <mo stretchy="false">&gt;</mo>
              <mn>0</mn>
            </mrow>
          </mrow>
        </mtd>
      </mtr>
      <mtr>
        <mtd>
          <mrow>
            <mrow>
              <mi>γ</mi>
              <mo stretchy="false">=</mo>
              <mi mathvariant="italic">learning</mi>
            </mrow>
            <mi mathvariant="italic">rate</mi>
            <mrow>
              <mo fence="true" form="prefix" stretchy="false">(</mo>
              <mrow>
                <mrow>
                  <mi mathvariant="italic">pas</mi>
                  <mi>d</mi>
                  <mi>'</mi>
                  <mi mathvariant="italic">apprentissage</mi>
                </mrow>
              </mrow>
              <mo fence="true" form="postfix" stretchy="false">)</mo>
            </mrow>
          </mrow>
        </mtd>
      </mtr>
    </mtable>
    <annotation encoding="StarMath 5.0">w^{t+1} &lt;- w^t - %gamma nabla L( w^t ), %gamma &gt; 0
newline %gamma = learning rate ( pas d'apprentissage )</annotation>
  </semantics>
</math>
</file>

<file path=Object 4/content.xml><?xml version="1.0" encoding="utf-8"?>
<math xmlns="http://www.w3.org/1998/Math/MathML" display="block">
  <semantics>
    <mtable>
      <mtr>
        <mtd>
          <mrow>
            <mi>tanh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∈</mo>
              <mrow>
                <mo fence="true" form="prefix" stretchy="false">[</mo>
                <mrow>
                  <mrow>
                    <mrow>
                      <mo stretchy="false">−</mo>
                      <mn>1</mn>
                    </mrow>
                    <mn>,1</mn>
                  </mrow>
                </mrow>
                <mo fence="true" form="postfix" stretchy="false">]</mo>
              </mrow>
            </mrow>
          </mrow>
        </mtd>
      </mtr>
      <mtr>
        <mtd>
          <mrow>
            <mi mathvariant="italic">sigmoid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∈</mo>
              <mrow>
                <mo fence="true" form="prefix" stretchy="false">[</mo>
                <mrow>
                  <mrow>
                    <mn>0</mn>
                    <mn>,1</mn>
                  </mrow>
                </mrow>
                <mo fence="true" form="postfix" stretchy="false">]</mo>
              </mrow>
            </mrow>
          </mrow>
        </mtd>
      </mtr>
    </mtable>
    <annotation encoding="StarMath 5.0">stack { 

tanh(x) = { e^x-e^-x } over { e^x+e^-x } in [ -1,1 ]

#

sigmoid(x) = { 1 } over { 1+e^-x } in [ 0,1 ]

}


</annotation>
  </semantics>
</math>
</file>

<file path=Object 5/content.xml><?xml version="1.0" encoding="utf-8"?>
<math xmlns="http://www.w3.org/1998/Math/MathML" display="block">
  <semantics>
    <mrow>
      <mrow>
        <mi>L</mi>
        <mo stretchy="false">=</mo>
        <mrow>
          <mo stretchy="false">−</mo>
          <mfrac>
            <mn>1</mn>
            <mi>N</mi>
          </mfrac>
        </mrow>
      </mrow>
      <mrow>
        <msubsup>
          <mo stretchy="false">∑</mo>
          <mrow>
            <mi>i</mi>
            <mo stretchy="false">=</mo>
            <mn>1</mn>
          </mrow>
          <mi>N</mi>
        </msubsup>
        <msub>
          <mi>y</mi>
          <mi>i</mi>
        </msub>
      </mrow>
      <mi>log</mi>
      <mrow>
        <msub>
          <mi>ŷ</mi>
          <mi>i</mi>
        </msub>
        <mo stretchy="false">+</mo>
        <mrow>
          <mo fence="true" form="prefix" stretchy="false">(</mo>
          <mrow>
            <mrow>
              <mn>1</mn>
              <mo stretchy="false">−</mo>
              <msub>
                <mi>y</mi>
                <mi>i</mi>
              </msub>
            </mrow>
          </mrow>
          <mo fence="true" form="postfix" stretchy="false">)</mo>
        </mrow>
      </mrow>
      <mi>log</mi>
      <mrow>
        <mo fence="true" form="prefix" stretchy="false">(</mo>
        <mrow>
          <mrow>
            <mn>1</mn>
            <mo stretchy="false">−</mo>
            <msub>
              <mi>ŷ</mi>
              <mi>i</mi>
            </msub>
          </mrow>
        </mrow>
        <mo fence="true" form="postfix" stretchy="false">)</mo>
      </mrow>
    </mrow>
    <annotation encoding="StarMath 5.0">L = - {1 over N} sum_{i=1}^N y_i log ŷ_i + (1-y_i) log (1-ŷ_i)</annotation>
  </semantics>
</math>
</file>

<file path=Object 6/content.xml><?xml version="1.0" encoding="utf-8"?>
<math xmlns="http://www.w3.org/1998/Math/MathML" display="block">
  <semantics>
    <mrow>
      <mrow>
        <mi>h</mi>
        <mo stretchy="false">=</mo>
        <mrow>
          <mo fence="true" form="prefix" stretchy="true">[</mo>
          <mrow>
            <mtable>
              <mtr>
                <mtd>
                  <msub>
                    <mi>h</mi>
                    <mn>1</mn>
                  </msub>
                </mtd>
              </mtr>
              <mtr>
                <mtd>
                  <msub>
                    <mi>h</mi>
                    <mn>2</mn>
                  </msub>
                </mtd>
              </mtr>
              <mtr>
                <mtd>
                  <msub>
                    <mi>h</mi>
                    <mn>3</mn>
                  </msub>
                </mtd>
              </mtr>
              <mtr>
                <mtd>
                  <msub>
                    <mi>h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1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1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1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1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2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2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2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2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3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3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3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3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4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4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4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4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</mtable>
          </mrow>
          <mo fence="true" form="postfix" stretchy="true">]</mo>
        </mrow>
        <mo stretchy="false">=</mo>
        <msub>
          <mi>g</mi>
          <mi>h</mi>
        </msub>
      </mrow>
      <mrow>
        <mrow>
          <mo fence="true" form="prefix" stretchy="true">(</mo>
          <mrow>
            <mrow>
              <mrow>
                <mo fence="true" form="prefix" stretchy="true">[</mo>
                <mrow>
                  <mtable>
                    <mtr>
                      <mtd>
                        <msub>
                          <mi>w</mi>
                          <mrow>
                            <mi>h</mi>
                            <mn>1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1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13</mn>
                          </mrow>
                        </msub>
                      </mtd>
                    </mtr>
                    <mtr>
                      <mtd>
                        <msub>
                          <mi>w</mi>
                          <mrow>
                            <mi>h</mi>
                            <mn>2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2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23</mn>
                          </mrow>
                        </msub>
                      </mtd>
                    </mtr>
                    <mtr>
                      <mtd>
                        <msub>
                          <mi>w</mi>
                          <mrow>
                            <mi>h</mi>
                            <mn>3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3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33</mn>
                          </mrow>
                        </msub>
                      </mtd>
                    </mtr>
                    <mtr>
                      <mtd>
                        <msub>
                          <mi>w</mi>
                          <mrow>
                            <mi>h</mi>
                            <mn>4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4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43</mn>
                          </mrow>
                        </msub>
                      </mtd>
                    </mtr>
                  </mtable>
                </mrow>
                <mo fence="true" form="postfix" stretchy="true">]</mo>
              </mrow>
              <mrow>
                <mrow>
                  <mo fence="true" form="prefix" stretchy="true">[</mo>
                  <mrow>
                    <mtable>
                      <mtr>
                        <mtd>
                          <msub>
                            <mi>x</mi>
                            <mn>1</mn>
                          </msub>
                        </mtd>
                      </mtr>
                      <mtr>
                        <mtd>
                          <msub>
                            <mi>x</mi>
                            <mn>2</mn>
                          </msub>
                        </mtd>
                      </mtr>
                      <mtr>
                        <mtd>
                          <msub>
                            <mi>x</mi>
                            <mn>3</mn>
                          </msub>
                        </mtd>
                      </mtr>
                    </mtable>
                  </mrow>
                  <mo fence="true" form="postfix" stretchy="true">]</mo>
                </mrow>
                <mo stretchy="false">+</mo>
                <mrow>
                  <mo fence="true" form="prefix" stretchy="true">[</mo>
                  <mrow>
                    <mtable>
                      <mtr>
                        <mtd>
                          <msub>
                            <mi>b</mi>
                            <mrow>
                              <mi>h</mi>
                              <mn>1</mn>
                            </mrow>
                          </msub>
                        </mtd>
                      </mtr>
                      <mtr>
                        <mtd>
                          <msub>
                            <mi>b</mi>
                            <mrow>
                              <mi>h</mi>
                              <mn>2</mn>
                            </mrow>
                          </msub>
                        </mtd>
                      </mtr>
                      <mtr>
                        <mtd>
                          <msub>
                            <mi>b</mi>
                            <mrow>
                              <mi>h</mi>
                              <mn>3</mn>
                            </mrow>
                          </msub>
                        </mtd>
                      </mtr>
                      <mtr>
                        <mtd>
                          <msub>
                            <mi>b</mi>
                            <mrow>
                              <mi>h</mi>
                              <mn>4</mn>
                            </mrow>
                          </msub>
                        </mtd>
                      </mtr>
                    </mtable>
                  </mrow>
                  <mo fence="true" form="postfix" stretchy="true">]</mo>
                </mrow>
              </mrow>
            </mrow>
          </mrow>
          <mo fence="true" form="postfix" stretchy="true">)</mo>
        </mrow>
        <mo stretchy="false">=</mo>
        <msub>
          <mi>g</mi>
          <mi>h</mi>
        </msub>
      </mrow>
      <mrow>
        <mo fence="true" form="prefix" stretchy="false">(</mo>
        <mrow>
          <mrow>
            <msub>
              <mi>w</mi>
              <mi>h</mi>
            </msub>
            <mrow>
              <mi>x</mi>
              <mo stretchy="false">+</mo>
              <msub>
                <mi>b</mi>
                <mi>h</mi>
              </msub>
            </mrow>
          </mrow>
        </mrow>
        <mo fence="true" form="postfix" stretchy="false">)</mo>
      </mrow>
    </mrow>
    <annotation encoding="StarMath 5.0">h =

left [ matrix { 
   h_1
## h_2
## h_3
## h_4
} right ]
=

left [ matrix{ 
   g_h ( sum w_h11 x_1 + w_h12 x_2 + w_h13 x_3 + b_h1 )
## g_h ( sum w_h21 x_1 + w_h22 x_2 + w_h23 x_3 + b_h2 )
## g_h ( sum w_h31 x_1 + w_h32 x_2 + w_h33 x_3 + b_h3 )
## g_h ( sum w_h41 x_1 + w_h42 x_2 + w_h43 x_3 + b_h4 )
} right ]

=
g_h left ( 
left [ matrix{ 
   w_h11 # w_h12 # w_h13
## w_h21 # w_h22 # w_h23
## w_h31 # w_h32 # w_h33
## w_h41 # w_h42 # w_h43
} right ]

left [ matrix{ 
   x_1
## x_2
## x_3
} right ]

+

left [ matrix{ 
   b_h1
## b_h2
## b_h3
## b_h4
}  right ]

right )

=

g_h( w_h x + b_h )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h</mi>
              <mo stretchy="false">=</mo>
              <msub>
                <mi>g</mi>
                <mi>h</mi>
              </msub>
            </mrow>
            <mrow>
              <mo fence="true" form="prefix" stretchy="false">(</mo>
              <mrow>
                <mrow>
                  <msub>
                    <mi>w</mi>
                    <mi>h</mi>
                  </msub>
                  <mrow>
                    <mi>x</mi>
                    <mo stretchy="false">+</mo>
                    <msub>
                      <mi>b</mi>
                      <mi>h</mi>
                    </msub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y</mi>
              <mo stretchy="false">=</mo>
              <msub>
                <mi>g</mi>
                <mi>y</mi>
              </msub>
            </mrow>
            <mrow>
              <mo fence="true" form="prefix" stretchy="false">(</mo>
              <mrow>
                <mrow>
                  <msub>
                    <mi>w</mi>
                    <mi>y</mi>
                  </msub>
                  <mrow>
                    <mi>h</mi>
                    <mo stretchy="false">+</mo>
                    <msub>
                      <mi>b</mi>
                      <mi>y</mi>
                    </msub>
                  </mrow>
                </mrow>
              </mrow>
              <mo fence="true" form="postfix" stretchy="false">)</mo>
            </mrow>
          </mrow>
        </mtd>
      </mtr>
    </mtable>
    <annotation encoding="StarMath 5.0">stack { 
  h = g_h( w_h x + b_h )
# y = g_y( w_y h + b_y )
}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sub>
          <mi>w</mi>
          <mi>y</mi>
        </msub>
      </mrow>
      <msub>
        <mi>w</mi>
        <mi>h</mi>
      </msub>
      <mrow>
        <mi>x</mi>
        <mo stretchy="false">=</mo>
        <msub>
          <mi>w</mi>
          <mi mathvariant="italic">yh</mi>
        </msub>
      </mrow>
      <mi>x</mi>
    </mrow>
    <annotation encoding="StarMath 5.0">y = w_y w_h x = w_yh x
</annotation>
  </semantics>
</math>
</file>

<file path=Object 9/content.xml><?xml version="1.0" encoding="utf-8"?>
<math xmlns="http://www.w3.org/1998/Math/MathML" display="block">
  <semantics>
    <mrow>
      <mrow>
        <msub>
          <mi>x</mi>
          <mi>i</mi>
        </msub>
        <mo stretchy="false">∈</mo>
        <msup>
          <mi mathvariant="normal">ℝ</mi>
          <mi>d</mi>
        </msup>
      </mrow>
      <mi>,</mi>
      <mrow>
        <mi>i</mi>
        <mo stretchy="false">∈</mo>
        <mrow>
          <mo fence="true" form="prefix" stretchy="false">[</mo>
          <mrow>
            <mrow>
              <mn>1</mn>
              <mi>,</mi>
              <mi>N</mi>
            </mrow>
          </mrow>
          <mo fence="true" form="postfix" stretchy="false">]</mo>
        </mrow>
      </mrow>
    </mrow>
    <annotation encoding="StarMath 5.0">x_i in setR^d, i in [1,N]</annotation>
  </semantics>
</math>
</file>